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36" style:family="table">
      <style:table-properties style:width="4.5in" table:align="margins"/>
    </style:style>
    <style:style style:name="Table36.A" style:family="table-column">
      <style:table-column-properties style:column-width="4.5in" style:rel-column-width="65535*"/>
    </style:style>
    <style:style style:name="Table36.A1" style:family="table-cell">
      <style:table-cell-properties fo:padding="0.0382in" fo:border="0.05pt solid #000000"/>
    </style:style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normal" officeooo:rsid="001bcfab" officeooo:paragraph-rsid="001bcfab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normal" officeooo:paragraph-rsid="001bcfa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officeooo:paragraph-rsid="001d03c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fo:font-weight="normal" officeooo:paragraph-rsid="001d860b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fo:font-weight="normal" officeooo:rsid="001d860b" officeooo:paragraph-rsid="001d860b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fo:font-weight="bold" officeooo:rsid="001bcfab" officeooo:paragraph-rsid="001bcfa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break-before="page"/>
      <style:text-properties style:font-name="Arial" fo:font-size="16pt" fo:font-weight="bold" officeooo:rsid="001bcfab" officeooo:paragraph-rsid="001bcfab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ourier New" fo:font-size="10pt" fo:font-weight="normal" officeooo:rsid="001d860b" officeooo:paragraph-rsid="001d860b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paragraph-rsid="001d860b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fo:font-weight="normal" officeooo:rsid="00203305" officeooo:paragraph-rsid="00203305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fo:font-weight="normal" officeooo:paragraph-rsid="00203305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" fo:font-size="10pt" fo:font-weight="normal" officeooo:paragraph-rsid="0020f74c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Courier New" fo:font-size="10pt" fo:font-weight="normal" officeooo:rsid="001bcfab" officeooo:paragraph-rsid="001bcfab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Courier New" fo:font-size="10pt" fo:font-weight="normal" officeooo:rsid="001d860b" officeooo:paragraph-rsid="00203305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Courier New" fo:font-size="10pt" fo:font-weight="normal" officeooo:rsid="00203305" officeooo:paragraph-rsid="00203305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Courier New" fo:font-size="10pt" style:text-underline-style="solid" style:text-underline-width="auto" style:text-underline-color="font-color" fo:font-weight="normal" officeooo:rsid="00203305" officeooo:paragraph-rsid="00203305" style:font-size-asian="10pt" style:font-weight-asian="normal" style:font-size-complex="10pt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opacity="0%"/>
      <style:paragraph-properties fo:text-align="center"/>
      <style:text-properties style:font-name="Arial" fo:font-size="10pt" style:font-size-asian="10pt" style:font-size-complex="10pt"/>
    </style:style>
    <style:style style:name="P26" style:family="paragraph">
      <loext:graphic-properties draw:fill-color="#ffffff"/>
      <style:paragraph-properties fo:text-align="center"/>
      <style:text-properties style:font-name="Arial" fo:font-size="10pt" style:font-size-asian="10pt" style:font-size-complex="10pt"/>
    </style:style>
    <style:style style:name="P27" style:family="paragraph">
      <style:paragraph-properties fo:text-align="center" style:writing-mode="lr-tb"/>
      <style:text-properties style:font-name="Arial"/>
    </style:style>
    <style:style style:name="P28" style:family="paragraph">
      <loext:graphic-properties draw:opacity="0%"/>
      <style:paragraph-properties fo:text-align="center" style:writing-mode="lr-tb"/>
      <style:text-properties style:font-name="Arial"/>
    </style:style>
    <style:style style:name="T1" style:family="text">
      <style:text-properties officeooo:rsid="0018b1cc"/>
    </style:style>
    <style:style style:name="T2" style:family="text">
      <style:text-properties officeooo:rsid="001bcfab"/>
    </style:style>
    <style:style style:name="T3" style:family="text">
      <style:text-properties officeooo:rsid="001d860b"/>
    </style:style>
    <style:style style:name="T4" style:family="text">
      <style:text-properties style:font-name="Snap ITC" fo:font-size="16pt" style:font-size-asian="16pt" style:font-size-complex="16pt"/>
    </style:style>
    <style:style style:name="T5" style:family="text">
      <style:text-properties style:font-name="Snap ITC" fo:font-size="16pt" officeooo:rsid="001bcfab" style:font-size-asian="16pt" style:font-size-complex="16pt"/>
    </style:style>
    <style:style style:name="T6" style:family="text">
      <style:text-properties style:font-name="Snap ITC" fo:font-size="16pt" officeooo:rsid="001d860b" style:font-size-asian="16pt" style:font-size-complex="16pt"/>
    </style:style>
    <style:style style:name="T7" style:family="text">
      <style:text-properties officeooo:rsid="001d03c8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d63b"/>
    </style:style>
    <style:style style:name="T11" style:family="text">
      <style:text-properties officeooo:rsid="00203305"/>
    </style:style>
    <style:style style:name="T12" style:family="text">
      <style:text-properties officeooo:rsid="0020f74c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font-name="Arial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opacity="0%" draw:textarea-horizontal-align="center" draw:textarea-vertical-align="middle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ff0000" draw:marker-start-width="0.2in" draw:marker-end-width="0.2in" draw:fill-color="#ffffff" draw:textarea-horizontal-align="center" draw:textarea-vertical-align="middle" fo:padding-top="0.0201in" fo:padding-bottom="0.0201in" fo:padding-left="0.0201in" fo:padding-right="0.0201in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02in" svg:stroke-color="#ff0000" draw:marker-start-width="0.2in" draw:marker-end-width="0.2in" draw:fill-color="#ffffff" draw:textarea-horizontal-align="center" draw:textarea-vertical-align="middle" fo:padding-top="0.0201in" fo:padding-bottom="0.0201in" fo:padding-left="0.0201in" fo:padding-right="0.0201in" loext:decorative="false" style:run-through="foreground"/>
      <style:paragraph-properties style:writing-mode="lr-tb"/>
    </style:style>
    <style:style style:name="gr5" style:family="graphic">
      <style:graphic-properties svg:stroke-width="0.0402in" svg:stroke-color="#ff0000" draw:marker-start-width="0.2in" draw:marker-end="Arrow" draw:marker-end-width="0.1598in" draw:textarea-horizontal-align="center" draw:textarea-vertical-align="middle" fo:padding-top="0.0201in" fo:padding-bottom="0.0201in" fo:padding-left="0.0201in" fo:padding-right="0.0201in" loext:decorative="false" style:run-through="foreground"/>
    </style:style>
    <style:style style:name="gr6" style:family="graphic">
      <style:graphic-properties draw:opacity="0%" draw:textarea-horizontal-align="justify" draw:textarea-vertical-align="middle" draw:auto-grow-height="false" fo:min-height="0.8965in" fo:min-width="2.5472in" fo:wrap-option="no-wrap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hap title <text:span text:style-name="T3">Arial </text:span>16 pt font</text:p>
      <text:p text:style-name="P10"/>
      <text:p text:style-name="P3">Objectives</text:p>
      <text:list text:style-name="L1">
        <text:list-item>
          <text:p text:style-name="P15"><text:span text:style-name="T2">main text </text:span><text:span text:style-name="T3">A</text:span><text:span text:style-name="T2">rial 10 pt font</text:span>.</text:p>
        </text:list-item>
      </text:list>
      <text:p text:style-name="P13"/>
      <text:p text:style-name="P13"/>
      <text:p text:style-name="P12">Section title <text:span text:style-name="T3">Arial </text:span>16 pt </text:p>
      <text:p text:style-name="P9"/>
      <text:p text:style-name="P4"><text:span text:style-name="T10">One blank line (10 pt) after section title. </text:span>Beginning of this section.</text:p>
      <table:table table:name="Table36" table:style-name="Table36">
        <table:table-column table:style-name="Table36.A"/>
        <table:table-header-rows>
          <table:table-row>
            <table:table-cell table:style-name="Table36.A1" office:value-type="string">
              <text:p text:style-name="P20">code template 10 pt</text:p>
            </table:table-cell>
          </table:table-row>
        </table:table-header-rows>
      </table:table>
      <text:p text:style-name="P5"/>
      <text:p text:style-name="P7"><text:span text:style-name="T7">One blank line between paragraphs. </text:span><text:span text:style-name="T2">Main text 10 pt. For emphasis: </text:span><text:span text:style-name="T3">use</text:span></text:p>
      <text:p text:style-name="P7"><text:span text:style-name="T6">blah blah blah</text:span><text:span text:style-name="T4"> </text:span><text:span text:style-name="T6">Snap ITC </text:span><text:span text:style-name="T5">16 pt</text:span><text:span text:style-name="T8">. </text:span><text:span text:style-name="T3">Two blank lines before and after an exercise.</text:span></text:p>
      <text:p text:style-name="P6"/>
      <text:p text:style-name="P7"/>
      <text:p text:style-name="P7"><text:span text:style-name="T9">Exercise.</text:span> <text:span text:style-name="T10">Two blank lines before and after an exercise. </text:span><text:span text:style-name="T3">Bold the word exercise. </text:span>Does it work?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4">print<text:span text:style-name="T11">(</text:span>1 + 2<text:span text:style-name="T11">)</text:span></text:p>
            </table:table-cell>
          </table:table-row>
        </table:table-header-rows>
      </table:table>
      <text:p text:style-name="P8">End of this exercise</text:p>
      <text:p text:style-name="P7"/>
      <text:p text:style-name="P7"/>
      <text:p text:style-name="P7"><text:span text:style-name="T9">Exercise.</text:span> <text:span text:style-name="T3">What is the 1 + 2 * 3?</text:span></text:p>
      <text:p text:style-name="P7"/>
      <text:p text:style-name="P7"/>
      <text:p text:style-name="P7"><text:span text:style-name="T3">Back to normal test.</text:span></text:p>
      <text:p text:style-name="P7"/>
      <text:p text:style-name="P19"><text:span text:style-name="T12">For later chapters avoid screenshot of code or python shell. </text:span><text:span text:style-name="T11">Here’s an example of writing code from a python source file (or part of):</text:span>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21"><text:span text:style-name="T11">p</text:span>rint<text:span text:style-name="T11">(</text:span>1 + 2<text:span text:style-name="T11">) # new courier 10 pt</text:span></text:p>
              <text:p text:style-name="P22">x = input()</text:p>
              <text:p text:style-name="P22">print(x + 1)</text:p>
            </table:table-cell>
          </table:table-row>
        </table:table-header-rows>
      </table:table>
      <text:p text:style-name="P18"><text:span text:style-name="T11">Here’s how to write program execution for the above:</text:span></text:p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P22">3</text:p>
              <text:p text:style-name="P23">42</text:p>
              <text:p text:style-name="P22">43</text:p>
            </table:table-cell>
          </table:table-row>
        </table:table-header-rows>
      </table:table>
      <text:p text:style-name="P18"><text:span text:style-name="T11">User input in bash shell is underlined. If code is too long especially if it has wraparound use 9 pt. If still too long either rewrite code of split statement with backslash:</text:span></text:p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P22">x = 1 + 2 + 3 + 4 + 5 + 6 \</text:p>
              <text:p text:style-name="P22"><text:s text:c="4"/>+ 7 + 8 + 9 + 10</text:p>
              <text:p text:style-name="P22">print(x + 1)</text:p>
            </table:table-cell>
          </table:table-row>
        </table:table-header-rows>
      </table:table>
      <text:p text:style-name="P18"/>
      <text:p text:style-name="P17"/>
      <text:p text:style-name="P18"><text:span text:style-name="T11">Here’s an example of python shell:</text:span></text:p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21">&gt;&gt;&gt; print<text:span text:style-name="T11">(</text:span>1 + 2<text:span text:style-name="T11">)</text:span></text:p>
              <text:p text:style-name="P22">3</text:p>
              <text:p text:style-name="P22">&gt;&gt;&gt; x = input()</text:p>
              <text:p text:style-name="P23">42</text:p>
              <text:p text:style-name="P22">&gt;&gt;&gt;</text:p>
            </table:table-cell>
          </table:table-row>
        </table:table-header-rows>
      </table:table>
      <text:p text:style-name="P17">User input to program code is underlined. But do not underline input of python code itself.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ellipse text:anchor-type="paragraph" draw:z-index="3" draw:name="Shape1" draw:style-name="gr1" draw:text-style-name="P25" svg:width="2.2831in" svg:height="0.8217in" svg:x="4.6811in" svg:y="0.0465in"><text:p text:style-name="P24"><text:span text:style-name="T13">bubble template</text:span></text:p></draw:ellipse></text:p>
      <text:p text:style-name="P17"/>
      <text:p text:style-name="P17"/>
      <text:p text:style-name="P17"/>
      <text:p text:style-name="P17"/>
      <text:p text:style-name="P17"><draw:g text:anchor-type="paragraph" draw:z-index="1" draw:name="Shape 2" draw:style-name="gr3"><draw:rect draw:style-name="gr4" draw:text-style-name="P26" svg:width="2.1043in" svg:height="0.6461in" svg:x="4.8594in" svg:y="1.7862in"><text:p text:style-name="P24"><text:span text:style-name="T13">Margin box with arrow</text:span></text:p></draw:rect><draw:line draw:style-name="gr5" draw:text-style-name="P24" svg:x1="4.8701in" svg:y1="2.1091in" svg:x2="1.8283in" svg:y2="2.1091in"><text:p/></draw:line></draw:g><draw:rect text:anchor-type="paragraph" draw:z-index="2" draw:name="Shape 3" draw:style-name="gr2" draw:text-style-name="P26" svg:width="2.0823in" svg:height="0.6421in" svg:x="4.8701in" svg:y="2.7508in"><text:p text:style-name="P24"><text:span text:style-name="T13">Margin box</text:span></text:p></draw:rect><draw:custom-shape text:anchor-type="paragraph" draw:z-index="0" draw:name="Shape2" draw:style-name="gr6" draw:text-style-name="P28" svg:width="2.7504in" svg:height="0.9677in" svg:x="4.5264in" svg:y="0.3209in"><text:p text:style-name="P27"><text:span text:style-name="T13">Speech bubble template</text:span><text:span text:style-name="T14">:</text:span></text:p><draw:enhanced-geometry svg:viewBox="0 0 21600 21600" draw:text-areas="800 800 20800 20800" draw:type="round-rectangular-callout" draw:modifiers="479.878818480182 28805.16499282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8b1cc"/>
    </style:style>
    <style:style style:name="MT2" style:family="text">
      <style:text-properties officeooo:rsid="001bcfab"/>
    </style:style>
    <style:style style:name="MT3" style:family="text">
      <style:text-properties officeooo:rsid="001d860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<text:s text:c="17"/><text:tab/><text:span text:style-name="MT2">Chap title </text:span><text:span text:style-name="MT3">Arial </text:span><text:span text:style-name="MT2">10 pt font</text:span></text:p>
      </style:header>
      <style:footer>
        <text:p text:style-name="MP2">©Yihsiang Liow <text:tab/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18T12:44:40.791000000</dc:date>
    <dc:language>en-US</dc:language>
    <meta:editing-cycles>892</meta:editing-cycles>
    <meta:editing-duration>P4DT19H10M</meta:editing-duration>
    <meta:document-statistic meta:table-count="6" meta:image-count="0" meta:object-count="0" meta:page-count="3" meta:paragraph-count="34" meta:word-count="254" meta:character-count="1241" meta:non-whitespace-character-count="998"/>
    <meta:user-defined meta:name="Info 1"/>
    <meta:user-defined meta:name="Info 2"/>
    <meta:user-defined meta:name="Info 3"/>
    <meta:user-defined meta:name="Info 4"/>
  </office:meta>
</office:document-meta>
</file>